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11/2021</text:span></text:p>
      <text:p text:style-name="P9"/>
      <text:p text:style-name="P10">RECIBI CONFORME</text:p>
      <text:p text:style-name="P9"/>
      <text:p text:style-name="P11">CLIENTE: CHAVEZ OBREGON, LUZ KATTERYN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CHAVEZ OBREGON, LUZ KATTERY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17:57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